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4">
      <style:text-properties fo:background-color="#00ff00"/>
    </style:style>
    <style:style style:name="P3" style:family="paragraph" style:parent-style-name="Standard" style:list-style-name="L2">
      <style:text-properties fo:color="#ff0000"/>
    </style:style>
    <style:style style:name="P4" style:family="paragraph" style:parent-style-name="Standard" style:list-style-name="L3">
      <style:text-properties fo:color="#ff0000"/>
    </style:style>
    <style:style style:name="P5" style:family="paragraph" style:parent-style-name="Standard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00ff00" style:font-weight-asian="bold" style:font-weight-complex="bold"/>
    </style:style>
    <style:style style:name="T3" style:family="text">
      <style:text-properties fo:background-color="#00ffff"/>
    </style:style>
    <style:style style:name="T4" style:family="text">
      <style:text-properties fo:background-color="#00ff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2000874" text:style-name="L1">
        <text:list-item>
          <text:p text:style-name="P1"><text:span text:style-name="T4">Exporter </text:span></text:p>
        </text:list-item>
      </text:list>
      <text:p text:style-name="Standard"><text:tab/><text:tab/>→ scene</text:p>
      <text:list xml:id="list860948642" text:style-name="L2">
        <text:list-item>
          <text:p text:style-name="P3"><text:span text:style-name="T2">Collision</text:span></text:p>
        </text:list-item>
      </text:list>
      <text:list xml:id="list1512692199" text:style-name="L3">
        <text:list-item>
          <text:list>
            <text:list-item>
              <text:list>
                <text:list-header>
                  <text:p text:style-name="P4">→ Cylindre → marche dans la direction y</text:p>
                  <text:p text:style-name="P4">→ mesh</text:p>
                  <text:p text:style-name="P4">→ remplacer l'attribut radius particle par un tableau</text:p>
                </text:list-header>
              </text:list>
            </text:list-item>
          </text:list>
        </text:list-item>
      </text:list>
      <text:list xml:id="list100641002" text:style-name="L4">
        <text:list-item>
          <text:p text:style-name="P2">Critère pour SPH adaptatifs</text:p>
        </text:list-item>
        <text:list-item>
          <text:p text:style-name="P2">Mixage de fluide (matrice de miscibilité)</text:p>
        </text:list-item>
        <text:list-item>
          <text:p text:style-name="P2">WCSPH</text:p>
        </text:list-item>
        <text:list-item>
          <text:p text:style-name="P2">PCISPH</text:p>
        </text:list-item>
        <text:list-item>
          <text:p text:style-name="P5"><text:span text:style-name="T4">Rendu</text:span></text:p>
          <text:list>
            <text:list-header>
              <text:p text:style-name="P5">→ lancer de rayon (Optix?)</text:p>
              <text:p text:style-name="P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 </meta:initial-creator>
    <meta:creation-date>2013-01-22T06:59:12</meta:creation-date>
    <dc:date>2013-05-24T16:57:42</dc:date>
    <dc:creator>Emma </dc:creator>
    <meta:editing-duration>PT2M6S</meta:editing-duration>
    <meta:editing-cycles>10</meta:editing-cycles>
    <meta:generator>LibreOffice/3.5$Linux_x86 LibreOffice_project/350m1$Build-2</meta:generator>
    <meta:document-statistic meta:table-count="0" meta:image-count="0" meta:object-count="0" meta:page-count="1" meta:paragraph-count="12" meta:word-count="51" meta:character-count="246" meta:non-whitespace-character-count="215"/>
  </office:meta>
</office:document-meta>
</file>